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4.98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Ark1">
      <style:table-properties table:display="true" style:writing-mode="lr-tb"/>
    </style:style>
    <style:style style:name="ta2" style:family="table" style:master-page-name="PageStyle_5f_Ark2">
      <style:table-properties table:display="true" style:writing-mode="lr-tb"/>
    </style:style>
    <style:style style:name="ta3" style:family="table" style:master-page-name="PageStyle_5f_Ark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upermarket Name</text:p>
          </table:table-cell>
          <table:table-cell office:value-type="string" calcext:value-type="string">
            <text:p>Number of Employees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666 21st St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 9411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adeira</text:p>
          </table:table-cell>
          <table:table-cell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35 Dolores St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 94119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eady Shop</text:p>
          </table:table-cell>
          <table:table-cell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2 Hill St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 9411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uper River</text:p>
          </table:table-cell>
          <table:table-cell office:value-type="float" office:value="25" calcext:value-type="float">
            <text:p>25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995 23rd St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 9411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en's Shop</text:p>
          </table:table-cell>
          <table:table-cell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56 Sanchez St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nchez</text:p>
          </table:table-cell>
          <table:table-cell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51 Alvarado St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 94114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ichvalley</text:p>
          </table:table-cell>
          <table:table-cell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rk2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62" table:default-cell-style-name="Default"/>
        <table:table-row table:style-name="ro1">
          <table:table-cell office:value-type="string" calcext:value-type="string">
            <text:p>rahul</text:p>
          </table:table-cell>
          <table:table-cell office:value-type="float" office:value="8696979378" calcext:value-type="float">
            <text:p>869697937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onu</text:p>
          </table:table-cell>
          <table:table-cell office:value-type="float" office:value="8003053644" calcext:value-type="float">
            <text:p>800305364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eepak</text:p>
          </table:table-cell>
          <table:table-cell office:value-type="float" office:value="8107178129" calcext:value-type="float">
            <text:p>810717812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run</text:p>
          </table:table-cell>
          <table:table-cell office:value-type="float" office:value="3646453648" calcext:value-type="float">
            <text:p>364645364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avi</text:p>
          </table:table-cell>
          <table:table-cell office:value-type="float" office:value="3545345446" calcext:value-type="float">
            <text:p>354534544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hondu</text:p>
          </table:table-cell>
          <table:table-cell office:value-type="float" office:value="8844311535" calcext:value-type="float">
            <text:p>8844311535</text:p>
          </table:table-cell>
          <table:table-cell table:number-columns-repeated="62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rk3" table:style-name="ta3">
        <table:table-column table:style-name="co1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k2" style:display-name="PageStyle_Ark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3" style:display-name="PageStyle_Ark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6-09-16T00:00:00</meta:creation-date>
    <dc:date>2021-03-05T16:59:20.691035128</dc:date>
    <meta:generator>LibreOffice/6.4.6.2$Linux_X86_64 LibreOffice_project/40$Build-2</meta:generator>
    <meta:editing-duration>PT1M46S</meta:editing-duration>
    <meta:editing-cycles>1</meta:editing-cycles>
    <meta:document-statistic meta:table-count="3" meta:cell-count="6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